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office:font-face-decls>
  <office:automatic-styles>
    <style:style style:name="P1" style:family="paragraph" style:parent-style-name="Standard">
      <style:paragraph-properties fo:line-height="150%"/>
      <style:text-properties officeooo:rsid="0011b94f" officeooo:paragraph-rsid="0011b94f"/>
    </style:style>
    <style:style style:name="P2" style:family="paragraph" style:parent-style-name="Text_20_body">
      <style:paragraph-properties fo:line-height="150%" fo:text-align="justify" style:justify-single-word="false"/>
      <style:text-properties officeooo:rsid="0011b94f" officeooo:paragraph-rsid="0011b94f"/>
    </style:style>
    <style:style style:name="P3" style:family="paragraph" style:parent-style-name="Text_20_body" style:master-page-name="">
      <loext:graphic-properties draw:fill="none"/>
      <style:paragraph-properties fo:margin-left="3.5cm" fo:margin-right="0cm" fo:margin-top="0cm" fo:margin-bottom="0.247cm" style:contextual-spacing="false" fo:line-height="150%" fo:text-align="justify" style:justify-single-word="false" fo:text-indent="0cm" style:auto-text-indent="false" style:page-number="auto" fo:background-color="transparent"/>
      <style:text-properties officeooo:rsid="0011b94f" officeooo:paragraph-rsid="0011b94f"/>
    </style:style>
    <style:style style:name="P4" style:family="paragraph" style:parent-style-name="Heading_20_3">
      <style:paragraph-properties fo:text-align="center" style:justify-single-word="false"/>
      <style:text-properties officeooo:rsid="0011b94f" officeooo:paragraph-rsid="0011b94f"/>
    </style:style>
    <style:style style:name="P5" style:family="paragraph" style:parent-style-name="Text_20_body">
      <style:paragraph-properties fo:text-align="center" style:justify-single-word="false"/>
      <style:text-properties officeooo:rsid="0011b94f" officeooo:paragraph-rsid="0011b94f"/>
    </style:style>
    <style:style style:name="P6" style:family="paragraph" style:parent-style-name="Heading_20_3">
      <style:paragraph-properties fo:line-height="150%" fo:text-align="justify" style:justify-single-word="false"/>
      <style:text-properties officeooo:rsid="001b79a3" officeooo:paragraph-rsid="001b79a3"/>
    </style:style>
    <style:style style:name="P7" style:family="paragraph" style:parent-style-name="Standard">
      <style:paragraph-properties fo:line-height="150%" fo:text-align="justify" style:justify-single-word="false"/>
      <style:text-properties officeooo:rsid="001b79a3" officeooo:paragraph-rsid="001b79a3"/>
    </style:style>
    <style:style style:name="P8" style:family="paragraph" style:parent-style-name="Heading_20_3">
      <style:paragraph-properties fo:line-height="150%" fo:text-align="justify" style:justify-single-word="false"/>
      <style:text-properties officeooo:paragraph-rsid="001b79a3"/>
    </style:style>
    <style:style style:name="P9" style:family="paragraph" style:parent-style-name="Text_20_body">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fo:font-weight="bold" officeooo:rsid="001c4058" officeooo:paragraph-rsid="001c4058" style:font-weight-asian="bold" style:font-weight-complex="bold"/>
    </style:style>
    <style:style style:name="P11" style:family="paragraph" style:parent-style-name="Standard">
      <style:paragraph-properties fo:line-height="150%" fo:text-align="justify" style:justify-single-word="false"/>
      <style:text-properties officeooo:rsid="001c4058" officeooo:paragraph-rsid="001c4058"/>
    </style:style>
    <style:style style:name="P12" style:family="paragraph" style:parent-style-name="Text_20_body" style:list-style-name="L1">
      <style:paragraph-properties fo:margin-top="0cm" fo:margin-bottom="0cm" style:contextual-spacing="false" fo:line-height="150%" fo:text-align="justify" style:justify-single-word="false"/>
      <style:text-properties officeooo:paragraph-rsid="001d74fb"/>
    </style:style>
    <style:style style:name="P13" style:family="paragraph" style:parent-style-name="Text_20_body" style:list-style-name="L1">
      <style:paragraph-properties fo:margin-top="0cm" fo:margin-bottom="0cm" style:contextual-spacing="false" fo:line-height="150%" fo:text-align="justify" style:justify-single-word="false"/>
      <style:text-properties officeooo:rsid="001d74fb" officeooo:paragraph-rsid="001d74fb"/>
    </style:style>
    <style:style style:name="T1" style:family="text">
      <style:text-properties officeooo:rsid="0018ceba"/>
    </style:style>
    <style:style style:name="T2" style:family="text">
      <style:text-properties officeooo:rsid="001951db"/>
    </style:style>
    <style:style style:name="T3" style:family="text">
      <style:text-properties officeooo:rsid="001a0f52"/>
    </style:style>
    <style:style style:name="T4" style:family="text">
      <style:text-properties officeooo:rsid="001b79a3"/>
    </style:style>
    <style:style style:name="T5" style:family="text">
      <style:text-properties officeooo:rsid="001d74fb"/>
    </style:style>
    <style:style style:name="T6" style:family="text">
      <style:text-properties fo:font-weight="bold" style:font-weight-asian="bold" style:font-weight-complex="bold"/>
    </style:style>
    <style:style style:name="T7" style:family="text">
      <style:text-properties style:font-name="Times"/>
    </style:style>
    <style:style style:name="T8" style:family="text">
      <style:text-properties style:font-name="Times" officeooo:rsid="001d74f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I<text:span text:style-name="T3">NTRODUÇÃO</text:span></text:h>
      <text:p text:style-name="P5"/>
      <text:p text:style-name="P2"><text:tab/>A mais recente revolução contemplada pelo mundo é a tecnológica. É fato que as tecnologias de comunicação são tão antigas quanto o homem, e que a sua evolução por entre os tempos modificou a forma da humanidade agir e se relacionar na sociedade. Porém, as transformações geradas entre o século XX até o presente século são ainda mais expressivas que as anteriores. Com a evolução das TICs e o surgimento da Internet, foi criado um novo meio ambiente: o digital. Isso revolucionou a forma como as pessoas desempenham serviços e interagem tanto no âmbito pessoal quanto no profissional. Logo, todas as instituições da sociedade passaram a integrar de algum modo e ao seu tempo esse novo espaço. Nesse contexto, as escolas passaram a usar a tecnologia ao seu favor, principalmente para fins administrativos. E como uma resposta a essa demanda, nasceram os Sistemas de Gestão Escolar, derivados dos Sistemas de Informação muito utilizados em empresas. Segundo Silva (2014, p. 13), os Sistemas de Informação podem ser definidos da seguinte forma:</text:p>
      <text:p text:style-name="P3">Atualmente o SI (Sistema de Informação) é uma ferramenta indispensável para toda e qualquer empresa que almeja o autocontrole das atividades, monitoramento das finanças, entre outros, sendo que essa ferramenta serve para manter o controle de determinadas atividades de modo que venha a coletar, manipular e disseminar dados e informações com a necessidade de que pessoas estejam alimentando e monitorando o Sistema de Informação, pois é um elemento indispensável para apoiar as tomadas de decisões.</text:p>
      <text:p text:style-name="P9"><text:tab/>O Instituto <text:span text:style-name="T1">Médio Politécnico </text:span>SmartBits é uma referência nacional no ensino médio voltado para tecnologia. No entanto, a instituição enfrenta desafios significativos na comunicação oficial, o que impacta negativamente sua reputação. Além disso, há dificuldades no processo de comunicação entre a instituição e os encarregados de educação, bem como no acompanhamento do desenvolvimento académico dos alunos.</text:p>
      <text:p text:style-name="P9"><text:tab/>Outro problema identificado é a regularização das mensalidades, que se torna complexa devido às constantes filas na secretaria, resultado da alta demanda de alunos, encarregados de educação e ex-estudantes <text:span text:style-name="T1">na solicitação </text:span><text:span text:style-name="T2">e</text:span><text:span text:style-name="T3">x</text:span>por serviços administrativos. O uso excessivo de papel pela secretaria para armazenamento de informações compromete a integridade dos dados e aumenta a vulnerabilidade a falhas administrativas.</text:p>
      <text:p text:style-name="P9"><text:tab/>Diante desses desafios, este trabalho propõe o desenvolvimento de um sistema web que visa solucionar essas dificuldades e melhorar a qualidade dos serviços oferecidos pela instituição. O <text:soft-page-break/>sistema proposto não se limita a um site informativo, mas inclui módulos dedicados para alunos, <text:span text:style-name="T4">e</text:span> professores, além de um sistema de gerenciamento para o corpo diretivo da instituição.</text:p>
      <text:p text:style-name="P9"><text:tab/>O <text:span text:style-name="Strong_20_Emphasis">módulo Aluno</text:span> permitirá acesso rápido a informações académicas, como <text:span text:style-name="T4">notas e </text:span>horários, e facilitará a solicitação de documentos, reduzindo a necessidade de visitas à secretaria. O <text:span text:style-name="Strong_20_Emphasis">módulo Professor</text:span> proporcionará ferramentas para gestão de turmas e comunicação, otimizando a organização do trabalho docente e diminuindo o uso de papel. Por fim, o <text:span text:style-name="Strong_20_Emphasis">módulo Administrativo</text:span> garantirá uma gestão centralizada e eficiente dos processos internos, reduzindo a dependência de documentos em papel e melhorando a integridade das informações.</text:p>
      <text:p text:style-name="P9"><text:tab/>O site institucional oferecerá uma visão abrangente do Instituto SmartBits, apresentando informações sobre a instituição, cursos oferecidos, galeria de fotos, notícias, corpo diretivo, conta<text:span text:style-name="T1">c</text:span>tos e outras informações relevantes. Este projeto busca, portanto, contribuir para a modernização do Instituto SmartBits, oferecendo uma solução tecnológica completa que atenda às necessidades de comunicação e gestão da instituiçã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6" text:outline-level="3">Objetivo Geral:</text:h>
      <text:p text:style-name="P9">Desenvolv<text:span text:style-name="T4">er </text:span>um Web Site com Sistema de Gestão Escolar para o Instituto Médio Politécnico SmartBits.</text:p>
      <text:h text:style-name="P8" text:outline-level="3">Objetivos Específicos:</text:h>
      <text:list text:style-name="L1">
        <text:list-item>
          <text:p text:style-name="P12"><text:span text:style-name="Strong_20_Emphasis"><text:span text:style-name="T5">A</text:span></text:span><text:span text:style-name="Strong_20_Emphasis"><text:span text:style-name="T8">nalisar as necessidades funcionais do sistema;</text:span></text:span></text:p>
        </text:list-item>
        <text:list-item>
          <text:p text:style-name="P12"><text:span text:style-name="Strong_20_Emphasis"><text:span text:style-name="T8">Projetar uma interface amigável e acessível;</text:span></text:span></text:p>
        </text:list-item>
        <text:list-item>
          <text:p text:style-name="P12"><text:span text:style-name="Strong_20_Emphasis"><text:span text:style-name="T8">Facilitar o acesso as informações académicas;</text:span></text:span></text:p>
        </text:list-item>
        <text:list-item>
          <text:p text:style-name="P13"><text:span text:style-name="Strong_20_Emphasis"><text:span text:style-name="T7">Proporcionar um módulo de gerenciamento para professores</text:span></text:span></text:p>
        </text:list-item>
        <text:list-item>
          <text:p text:style-name="P12"><text:span text:style-name="Strong_20_Emphasis"><text:span text:style-name="T8">Garantir a segurança e integridade dos dados;</text:span></text:span></text:p>
        </text:list-item>
      </text:list>
      <text:p text:style-name="P7"/>
      <text:p text:style-name="P11"><text:span text:style-name="T6"/></text:p>
      <text:p text:style-name="P11"><text:span text:style-name="T6">PROBLEMÁTICA</text:span></text:p>
      <text:p text:style-name="P10"/>
      <text:p text:style-name="P11"><text:tab/>O Instituto Médio Politécnico SmartBits, uma instituição de ensino com foco em tecnologia, enfrenta dificuldades em seus processos de comunicação interna e externa, gestão de informações e atendimento ao público, o que impacta negativamente a eficiência administrativa, a qualidade dos serviços prestados e a imagem da instituição. A falta de um sistema integrado de gestão escolar contribui para a existência de processos manuais, burocráticos e pouco eficientes, além de gerar um volume excessivo de papel e aumentar a possibilidade de erros e perdas de informações.</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20:27:58.293165317</meta:creation-date>
    <dc:date>2024-10-08T11:58:07.089901473</dc:date>
    <meta:editing-duration>PT2H28M48S</meta:editing-duration>
    <meta:editing-cycles>5</meta:editing-cycles>
    <meta:generator>LibreOffice/24.2.5.2$Linux_X86_64 LibreOffice_project/420$Build-2</meta:generator>
    <meta:document-statistic meta:table-count="0" meta:image-count="0" meta:object-count="0" meta:page-count="3" meta:paragraph-count="18" meta:word-count="687" meta:character-count="4663" meta:non-whitespace-character-count="3992"/>
  </office:meta>
</office:document-meta>
</file>